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1.02cm" fo:min-width="9.022cm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3" style:family="graphic" style:parent-style-name="objectwithoutfill">
      <style:graphic-properties svg:stroke-width="0.106cm" draw:marker-start-width="0.358cm" draw:marker-end="Arrowheads_20_1" draw:marker-end-width="0.458cm" draw:fill="none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fill-color="#ffd7d7" draw:textarea-horizontal-align="justify" draw:textarea-vertical-align="middle" draw:auto-grow-height="false" fo:min-height="1.064cm" fo:min-width="3.771cm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d7d7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9.522cm" svg:height="1.27cm" svg:x="6.081cm" svg:y="3.22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6§display§\hat{H}=\hat{H}_\text{rot}+\hat{H}_\text{sp}§svg§600§TRUE§</svg:desc>
          <draw:g>
            <draw:path draw:style-name="gr2" draw:text-style-name="P2" draw:layer="layout" svg:width="0.149cm" svg:height="0.085cm" svg:x="9.065cm" svg:y="3.484cm" svg:viewBox="0 0 150 86" svg:d="M75 0c-25 26-50 51-75 77 3 3 6 6 10 9 21-19 43-38 65-57 21 19 43 38 64 57 4-3 8-6 11-9-25-26-50-51-75-77z">
              <text:p/>
            </draw:path>
            <draw:path draw:style-name="gr2" draw:text-style-name="P2" draw:layer="layout" svg:width="0.472cm" svg:height="0.38cm" svg:x="8.875cm" svg:y="3.632cm" svg:viewBox="0 0 473 381" svg:d="M406 43c5-21 7-25 48-25 15 0 19 0 19-12 0-6-6-6-8-6-16 0-56 2-72 2s-56-2-72-2c-4 0-11 0-11 11 0 7 5 7 16 7 7 0 11 0 21 0 10 1 16 1 16 9 0 2-2 3-3 11-11 46-23 91-34 136-57 0-114 0-171 0 11-44 23-87 34-131 5-21 6-25 46-25 14 0 19 0 19-12 0-6-6-6-8-6-16 0-56 2-72 2s-56-2-72-2c-4 0-11 0-11 11 0 7 5 7 16 7 2 0 11 0 21 0 11 1 16 1 16 9 0 2 0 3-3 11-25 100-50 200-75 300-5 23-7 27-52 27-9 0-14 0-14 12 0 4 6 4 8 4 16 0 56-1 70-1 13 0 26 1 37 1 13 0 24 0 37 0 5 0 11 0 11-11 0-5-5-5-16-5-21 0-37 0-37-11 0-3 2-6 2-9 13-51 26-102 38-153 57 0 114 0 171 0-24 92-36 146-38 154-6 18-16 19-51 19-8 0-13 0-13 12 0 4 7 4 8 4 15 0 54-1 70-1 13 0 24 1 37 1 11 0 24 0 35 0 5 0 12 0 12-11 0-5-5-5-15-5-21 0-37 0-37-11 0-3 2-6 2-9 25-101 50-201 75-302z">
              <text:p/>
            </draw:path>
            <draw:path draw:style-name="gr2" draw:text-style-name="P2" draw:layer="layout" svg:width="0.373cm" svg:height="0.13cm" svg:x="9.553cm" svg:y="3.81cm" svg:viewBox="0 0 374 131" svg:d="M355 22c8 0 19 0 19-11s-11-11-19-11c-112 0-224 0-336 0-8 0-19 0-19 11s11 11 19 11c112 0 224 0 336 0zM355 131c8 0 19 0 19-11s-11-11-19-11c-112 0-224 0-336 0-8 0-19 0-19 11s11 11 19 11c112 0 224 0 336 0z">
              <text:p/>
            </draw:path>
            <draw:path draw:style-name="gr2" draw:text-style-name="P2" draw:layer="layout" svg:width="0.149cm" svg:height="0.085cm" svg:x="10.327cm" svg:y="3.484cm" svg:viewBox="0 0 150 86" svg:d="M75 0c-25 26-50 51-75 77 3 3 6 6 10 9 21-19 43-38 65-57 21 19 43 38 64 57 4-3 8-6 11-9-25-26-50-51-75-77z">
              <text:p/>
            </draw:path>
            <draw:path draw:style-name="gr2" draw:text-style-name="P2" draw:layer="layout" svg:width="0.472cm" svg:height="0.38cm" svg:x="10.137cm" svg:y="3.632cm" svg:viewBox="0 0 473 381" svg:d="M406 43c5-21 7-25 48-25 15 0 19 0 19-12 0-6-6-6-8-6-16 0-56 2-72 2s-56-2-72-2c-4 0-11 0-11 11 0 7 5 7 16 7 7 0 11 0 21 0 10 1 16 1 16 9 0 2-2 3-3 11-11 46-23 91-34 136-57 0-114 0-171 0 11-44 23-87 34-131 5-21 6-25 46-25 14 0 19 0 19-12 0-6-6-6-8-6-16 0-56 2-72 2s-56-2-72-2c-4 0-11 0-11 11 0 7 5 7 16 7 2 0 11 0 21 0 11 1 16 1 16 9 0 2 0 3-3 11-25 100-50 200-75 300-5 23-7 27-52 27-9 0-14 0-14 12 0 4 6 4 8 4 16 0 56-1 70-1 13 0 26 1 37 1 13 0 24 0 37 0 5 0 11 0 11-11 0-5-5-5-16-5-21 0-37 0-37-11 0-3 2-6 2-9 13-51 26-102 38-153 57 0 114 0 171 0-24 92-36 146-38 154-6 18-16 19-51 19-8 0-13 0-13 12 0 4 7 4 8 4 15 0 54-1 70-1 12 0 24 1 37 1 11 0 24 0 35 0 5 0 12 0 12-11 0-5-5-5-15-5-21 0-37 0-37-11 0-3 0-6 2-9 25-101 50-201 75-302z">
              <text:p/>
            </draw:path>
            <draw:path draw:style-name="gr2" draw:text-style-name="P2" draw:layer="layout" svg:width="0.14cm" svg:height="0.171cm" svg:x="10.601cm" svg:y="3.926cm" svg:viewBox="0 0 141 172" svg:d="M59 83c0-34 16-72 53-72-3 2-6 8-6 15 0 12 9 17 17 17 10 0 18-6 18-17 0-15-13-26-31-26-19 0-41 11-52 41-1 0-1 0-2 0 0-13 0-27 0-41-19 1-37 2-56 3 0 5 0 10 0 15 27 0 30 3 30 22 0 34 0 68 0 102 0 16-4 16-30 16 0 5 0 10 0 14 3 0 29-1 45-1 17 0 35 1 51 1 0-4 0-9 0-14-3 0-5 0-8 0-29 0-29-3-29-18 0-19 0-38 0-57z">
              <text:p/>
            </draw:path>
            <draw:path draw:style-name="gr2" draw:text-style-name="P2" draw:layer="layout" svg:width="0.191cm" svg:height="0.178cm" svg:x="10.773cm" svg:y="3.924cm" svg:viewBox="0 0 192 179" svg:d="M192 91c0-50-42-91-96-91s-96 41-96 91c0 48 43 88 96 88s96-40 96-88zM96 166c-14 0-35-5-50-24-9-16-11-37-11-54 0-18 0-40 15-58 9-11 25-20 46-20 22 0 40 11 48 24 11 15 13 35 13 54 0 18-2 38-13 54s-29 24-48 24z">
              <text:p/>
            </draw:path>
            <draw:path draw:style-name="gr2" draw:text-style-name="P2" draw:layer="layout" svg:width="0.135cm" svg:height="0.245cm" svg:x="10.993cm" svg:y="3.857cm" svg:viewBox="0 0 136 246" svg:d="M69 86c20 0 40 0 61 0 0-5 0-9 0-14-21 0-41 0-61 0 0-24 0-48 0-72-5 0-10 0-15 0 0 35-16 73-54 75 0 4 0 7 0 11 12 0 25 0 37 0 0 35 0 70 0 106 0 44 33 54 56 54 25 0 43-23 43-54 0-7 0-14 0-21-4 0-9 0-13 0 0 7 0 14 0 21 0 27-13 41-29 41-25 0-25-33-25-40 0-36 0-71 0-107z">
              <text:p/>
            </draw:path>
            <draw:path draw:style-name="gr2" draw:text-style-name="P2" draw:layer="layout" svg:width="0.373cm" svg:height="0.372cm" svg:x="11.341cm" svg:y="3.688cm" svg:viewBox="0 0 374 373" svg:d="M198 198c53 0 105 0 157 0 8 0 19 0 19-11s-11-11-19-11c-52 0-104 0-157 0 0-53 0-106 0-158 0-7 0-18-11-18s-11 11-11 18c0 52 0 105 0 158-52 0-105 0-157 0-8 0-19 0-19 11s11 11 19 11c52 0 105 0 157 0 0 52 0 104 0 156 0 8 0 19 11 19s11-11 11-19c0-52 0-104 0-156z">
              <text:p/>
            </draw:path>
            <draw:path draw:style-name="gr2" draw:text-style-name="P2" draw:layer="layout" svg:width="0.148cm" svg:height="0.085cm" svg:x="12.085cm" svg:y="3.484cm" svg:viewBox="0 0 149 86" svg:d="M75 0c-25 26-50 51-75 77 3 3 6 6 10 9 21-19 43-38 65-57 21 19 43 38 64 57 3-3 7-6 10-9-25-26-49-51-74-77z">
              <text:p/>
            </draw:path>
            <draw:path draw:style-name="gr2" draw:text-style-name="P2" draw:layer="layout" svg:width="0.471cm" svg:height="0.38cm" svg:x="11.895cm" svg:y="3.632cm" svg:viewBox="0 0 472 381" svg:d="M406 43c5-21 7-25 47-25 16 0 19 0 19-12 0-6-7-6-8-6-15 0-56 2-72 2s-56-2-72-2c-5 0-11 0-11 11 0 7 6 7 16 7 1 0 12 0 22 0 10 1 14 1 14 9 0 2 0 3-1 11-11 46-23 91-34 136-57 0-115 0-172 0 11-44 22-87 33-131 5-21 7-25 48-25 14 0 19 0 19-12 0-6-6-6-8-6-16 0-56 2-72 2s-56-2-73-2c-3 0-10 0-10 11 0 7 5 7 16 7 7 0 11 0 21 0 10 1 14 1 14 9 0 2 0 3-1 11-25 100-50 200-75 300-7 23-7 27-52 27-9 0-14 0-14 12 0 4 4 3 6 4 16 0 56-1 72-1 12 0 24 1 37 1 11 0 24 0 35 0 5 0 12 0 12-11 0-5-5-5-15-5-21 0-37 0-37-11 0-3 0-6 2-9 13-51 26-102 38-153 57 0 114 0 171 0-24 92-36 146-38 154-6 18-18 19-51 19-10 0-14 0-14 12 0 4 6 4 8 4 16 0 55-1 71-1 12 0 24 1 36 1s25 0 36 0c5 0 12 0 12-11 0-5-5-5-16-5-21 0-37 0-37-11 0-3 1-6 1-9 26-101 52-201 77-302z">
              <text:p/>
            </draw:path>
            <draw:path draw:style-name="gr2" draw:text-style-name="P2" draw:layer="layout" svg:width="0.141cm" svg:height="0.178cm" svg:x="12.357cm" svg:y="3.924cm" svg:viewBox="0 0 142 179" svg:d="M131 10c0-7 0-10-5-10-3 0-3 0-8 5-1 0-4 3-8 5-11-8-25-10-41-10-56 0-69 29-69 48 0 13 5 24 14 30 16 15 31 16 55 21 21 3 51 8 51 35 0 14-10 34-48 34s-51-26-58-51c-1-7-1-8-8-8-6 0-6 3-6 11 0 16 0 32 0 48 0 6 0 11 5 11s11-10 19-18c18 16 38 18 48 18 51 0 70-29 70-56 0-14-6-27-17-37-15-13-32-16-47-19-32-5-57-10-57-30 0-13 11-29 48-29 46 0 48 32 49 43 0 5 5 5 7 5 6 0 6-3 6-10 0-12 0-24 0-36z">
              <text:p/>
            </draw:path>
            <draw:path draw:style-name="gr2" draw:text-style-name="P2" draw:layer="layout" svg:width="0.21cm" svg:height="0.248cm" svg:x="12.536cm" svg:y="3.926cm" svg:viewBox="0 0 211 249" svg:d="M91 235c-25 0-30 0-30-18 0-21 0-42 0-64 1 3 21 24 54 24 51 0 96-40 96-89 0-48-40-88-91-88-22 0-45 8-61 24 0-8 0-16 0-24-20 1-39 2-59 3 0 5 0 10 0 15 27 0 30 3 30 19 0 60 0 120 0 180 0 18-4 18-30 18 0 4 0 9 0 14 2 0 29-2 45-2 14 0 41 2 46 2 0-5 0-10 0-14zM61 41c11-19 35-28 56-28 32 0 57 33 57 75 0 44-28 78-62 78-35 0-50-30-51-34 0-30 0-60 0-91z">
              <text:p/>
            </draw:path>
          </draw:g>
        </draw:g>
        <draw:line draw:style-name="gr3" draw:text-style-name="P3" draw:layer="layout" svg:x1="10.842cm" svg:y1="4.492cm" svg:x2="10.842cm" svg:y2="6.397cm">
          <text:p/>
        </draw:line>
        <draw:custom-shape draw:style-name="gr1" draw:text-style-name="P1" draw:layer="layout" svg:width="9.522cm" svg:height="1.27cm" svg:x="6.081cm" svg:y="6.422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4" draw:layer="layout" svg:width="4.271cm" svg:height="1.314cm" svg:x="11.333cm" svg:y="4.807cm">
            <text:p/>
            <draw:enhanced-geometry svg:viewBox="0 0 21600 21600" draw:type="rectangle" draw:enhanced-path="M 0 0 L 21600 0 21600 21600 0 21600 0 0 Z N"/>
          </draw:custom-shape>
          <draw:g>
            <draw:g>
              <svg:title>TexMaths</svg:title>
              <svg:desc>16§display§TDVE§svg§600§TRUE§</svg:desc>
              <draw:g>
                <draw:path draw:style-name="gr2" draw:text-style-name="P2" draw:layer="layout" svg:width="0.381cm" svg:height="0.377cm" svg:x="12.577cm" svg:y="4.93cm" svg:viewBox="0 0 382 378" svg:d="M227 40c3-16 6-19 13-21 5-1 24-1 35-1 58 0 82 1 82 46 0 8-2 30-4 44-1 2-3 8-3 10 0 3 3 8 8 8 7 0 7-5 8-13 5-32 10-65 15-97 1-2 1-8 1-10 0-6-5-6-14-6-104 0-208 0-312 0-14 0-14 0-18 11-11 33-22 66-33 99-2 0-5 8-5 10 0 3 3 6 8 6s5-3 10-11c30-88 44-97 128-97 6 0 13 0 20 0 16 0 16 1 16 6 0 3-1 9-1 13-25 99-50 199-75 298-5 21-7 26-68 26-20 0-24 0-24 11 0 6 7 6 10 6 16 0 30 0 46 0s32-2 48-2 31 2 47 2 33 0 48 0c6 0 12 0 12-11 0-6-4-6-19-6-14 0-21 0-35 0-16-2-21-4-21-13 1-4 0-3 2-11 25-99 50-198 75-297z">
                  <text:p/>
                </draw:path>
                <draw:path draw:style-name="gr2" draw:text-style-name="P2" draw:layer="layout" svg:width="0.428cm" svg:height="0.38cm" svg:x="12.993cm" svg:y="4.927cm" svg:viewBox="0 0 429 381" svg:d="M67 338c-6 23-6 26-51 26-10 0-16 0-16 11 0 6 5 6 16 6 62 0 124 0 185 0 117 0 228-118 228-239 0-80-48-142-132-142-62 0-125 0-188 0-11 0-18 0-18 11 0 7 5 7 16 7 8 0 18 0 24 1 10 0 13 2 13 8 0 3 0 5-2 11-25 100-50 200-75 300zM189 38c4-19 4-20 30-20 20 0 39 0 59 0 55 0 103 28 103 103 0 27-12 118-60 180-16 21-60 63-129 63-21 0-43 0-64 0-8 0-10 0-13 0-5 0-6-2-6-5 0-2 0-3 1-13 26-102 53-205 79-308z">
                  <text:p/>
                </draw:path>
                <draw:path draw:style-name="gr2" draw:text-style-name="P2" draw:layer="layout" svg:width="0.399cm" svg:height="0.393cm" svg:x="13.482cm" svg:y="4.927cm" svg:viewBox="0 0 400 394" svg:d="M321 64c28-43 52-45 72-46 7 0 7-10 7-12 0-4-2-6-7-6-14 0-32 2-46 2-19 0-38-2-56-2-3 0-11 0-11 11 0 7 6 7 9 7 16 1 26 6 26 17 0 10-8 21-8 22-58 91-115 182-173 273-12-99-25-198-38-297 0-9 13-15 40-15 6 0 13 0 13-12 0-4-3-6-8-6-23 0-47 2-69 2-10 0-20 0-30 0-11 0-21-2-31-2-5 0-11 0-11 11 0 7 5 7 14 7 31 0 32 4 34 19 15 115 30 229 45 344 1 11 3 13 11 13s11-3 14-10c68-106 136-213 203-320z">
                  <text:p/>
                </draw:path>
                <draw:path draw:style-name="gr2" draw:text-style-name="P2" draw:layer="layout" svg:width="0.407cm" svg:height="0.379cm" svg:x="13.923cm" svg:y="4.929cm" svg:viewBox="0 0 408 380" svg:d="M377 250c0-3 1-5 2-8 0-1 0-6-6-6-5 0-7 3-7 6-37 83-57 120-153 120-28 0-55 0-82 0-8 0-9 0-13 0-6 0-8-1-8-5 0-1 0-3 4-12 12-51 25-103 38-154 19 0 37 0 56 0 46 0 46 12 46 26 0 3 0 11-3 27-2 3-2 5-2 6 0 4 2 7 8 7 4 0 5-3 8-11 11-44 22-88 32-131 0-3-3-7-6-7-6 0-6 4-8 10-13 43-22 56-74 56-17 0-35 0-52 0 11-45 22-89 33-134 5-21 5-22 31-22s52 0 78 0c69 0 86 15 86 62 0 13 0 14-3 28 0 4 0 9 0 12 0 2 2 6 7 6 6 0 6-3 8-14 3-32 7-64 11-96 1-16-2-16-16-16-95 0-189 0-283 0-11 0-16 0-16 11 0 7 5 7 14 7 21 0 37 0 37 9 0 3 0 3-2 14-25 99-50 197-75 296-5 22-6 25-51 25-10 0-16 0-16 11 0 7 6 7 16 7 97 0 194 0 291 0 14 0 14 0 18-10 17-40 35-80 52-120z">
                  <text:p/>
                </draw:path>
              </draw:g>
            </draw:g>
            <draw:g>
              <svg:title>TexMaths</svg:title>
              <svg:desc>16§display§\delta \int_0^y\langle\Psi_{IjM}|\hat{H}-i\frac{\partial}{\partial t}'|\Psi_{IjM}\rangle dt'=0§svg§600§TRUE§</svg:desc>
              <draw:g>
                <draw:path draw:style-name="gr2" draw:text-style-name="P2" draw:layer="layout" svg:width="0.107cm" svg:height="0.19cm" svg:x="11.492cm" svg:y="5.624cm" svg:viewBox="0 0 108 191" svg:d="M59 73c-33 7-59 42-59 73 0 26 17 45 41 45 31 0 54-42 54-78 0-24-12-37-20-49-10-11-25-32-25-43 0-6 5-12 14-12 8 0 13 3 19 7 5 3 10 7 15 7 6 0 10-7 10-11 0-6-4-7-13-9-15-3-18-3-22-3-21 0-30 11-30 28 0 14 7 28 16 45zM62 78c6 12 14 26 14 46 0 17-10 61-35 61-14 0-24-11-24-31 0-17 9-66 45-76z">
                  <text:p/>
                </draw:path>
                <draw:path draw:style-name="gr2" draw:text-style-name="P2" draw:layer="layout" svg:width="0.233cm" svg:height="0.584cm" svg:x="11.667cm" svg:y="5.453cm" svg:viewBox="0 0 234 585" svg:d="M13 574c8-1 13-7 13-13 0-9-7-13-13-13-7 0-13 4-13 13 0 14 13 24 29 24 40 0 55-61 74-138 20-83 37-167 52-251 9-56 19-109 28-143 3-13 12-47 23-47 8 0 14 5 16 6-9 1-14 6-14 13 0 9 7 13 13 13 7 0 13-4 13-13 0-14-15-25-29-25-20 0-35 29-50 83 0 3-36 135-65 307-7 41-14 84-23 121-5 20-17 69-38 69-10 0-11-4-16-6z">
                  <text:p/>
                </draw:path>
                <draw:path draw:style-name="gr2" draw:text-style-name="P2" draw:layer="layout" svg:width="0.094cm" svg:height="0.118cm" svg:x="11.925cm" svg:y="5.437cm" svg:viewBox="0 0 95 119" svg:d="M94 12c1-2 1-3 1-4 0-3-3-6-6-6s-6 1-8 5c-1 1-2 7-3 10-1 5-2 10-4 15-1 5-6 28-7 30-8 6-8 16-23 16-12 0-12-12-12-15 0-10 4-22 9-36 3-6 3-7 3-11 0-8-7-16-17-16-19 0-27 26-27 29 0 2 2 2 3 2 3 0 3-1 4-3 4-15 12-23 19-23 3 0 5 3 5 7 0 5-2 8-2 11-9 22-11 29-11 37 0 3 0 12 7 18 6 5 13 5 19 5 7 0 13-2 20-8-3 11-5 18-13 27-4 6-12 12-22 12-1 0-9 0-14-6 11-1 7-6 11-10 0-6-6-7-8-7-4 0-10 4-10 12 0 10 9 16 21 16 19 0 42-14 48-37 5-23 11-47 17-70z">
                  <text:p/>
                </draw:path>
                <draw:path draw:style-name="gr2" draw:text-style-name="P2" draw:layer="layout" svg:width="0.085cm" svg:height="0.125cm" svg:x="11.808cm" svg:y="5.93cm" svg:viewBox="0 0 86 126" svg:d="M86 64c0-20-3-35-11-48-6-8-17-16-32-16-43 0-43 51-43 64s0 62 43 62 43-49 43-62zM43 121c-8 0-20-5-23-20-3-11-3-26-3-40 0-13 0-27 3-38 3-14 15-18 23-18 10 0 19 6 23 17 3 10 3 23 3 39 0 14 0 28-2 39-4 17-17 21-24 21z">
                  <text:p/>
                </draw:path>
                <draw:path draw:style-name="gr2" draw:text-style-name="P2" draw:layer="layout" svg:width="0.058cm" svg:height="0.262cm" svg:x="12.072cm" svg:y="5.615cm" svg:viewBox="0 0 59 263" svg:d="M58 10c1-3 1-4 1-5 0-3-3-5-6-5-2 0-3 1-6 6-15 40-30 81-45 121-1 1-2 3-2 4s0 2 2 5c15 40 30 80 45 121 2 3 3 6 6 6s6-2 6-5c0-1 0-1-1-4-16-41-32-82-47-123 15-40 31-81 47-121z">
                  <text:p/>
                </draw:path>
                <draw:path draw:style-name="gr2" draw:text-style-name="P2" draw:layer="layout" svg:width="0.174cm" svg:height="0.179cm" svg:x="12.16cm" svg:y="5.632cm" svg:viewBox="0 0 175 180" svg:d="M98 21c0-9 0-13 24-13 3 0 6 0 9 0 0-2 0-5 0-8-9 1-33 1-44 1s-35 0-45-1c0 3 0 6 0 8 3 0 6 0 8 0 26 0 26 4 26 13 0 39 0 78 0 117-35-9-36-49-36-67 0-32-12-36-23-36-4 0-7 0-10 0-5 0-7 0-7 2 0 1 1 3 2 3 9 1 16 5 16 36 0 6 1 27 14 44 10 14 26 23 44 25 0 5 0 9 0 14 0 9 0 13-26 13-2 0-5 0-8 0 0 3 0 5 0 8 10-1 33-1 44-1s36 0 45 1c0-3 0-5 0-8-3 0-6 0-9 0-24 0-24-3-24-13 0-5 0-9 0-14 18-2 35-11 45-24 14-19 14-40 14-51 0-5 0-28 14-30 2 0 4 0 4-3 0-2-2-2-6-2s-7 0-11 0c-10 0-23 1-23 39 0 30-9 57-37 64 0-39 0-78 0-117z">
                  <text:p/>
                </draw:path>
                <draw:path draw:style-name="gr2" draw:text-style-name="P2" draw:layer="layout" svg:width="0.086cm" svg:height="0.125cm" svg:x="12.362cm" svg:y="5.726cm" svg:viewBox="0 0 87 126" svg:d="M65 14c1-6 2-7 15-7 5 0 7 0 7-4 0-2-1-3-3-3-4 0-8 1-12 1s-9 0-13 0-8 0-12 0-9-1-13-1c-1 0-4 0-4 4 0 3 2 3 6 3 2 0 4 0 7 0 4 1 5 1 5 3 0 1-1 2-1 4-8 32-16 65-24 97-2 6-2 8-16 8-5 0-7 0-7 4 0 1 0 3 3 3 5 0 20-1 25-1 4 0 8 0 13 0 4 0 9 1 12 1 2 0 4 0 4-4 0-3-2-3-6-3-2 0-4 0-7 0-5 0-5-1-5-3 0 0 0-1 1-4 8-33 16-65 25-98z">
                  <text:p/>
                </draw:path>
                <draw:path draw:style-name="gr2" draw:text-style-name="P2" draw:layer="layout" svg:width="0.08cm" svg:height="0.159cm" svg:x="12.459cm" svg:y="5.73cm" svg:viewBox="0 0 81 160" svg:d="M81 7c0-3-2-7-7-7-6 0-11 5-11 10 0 3 2 7 8 7 5 0 10-5 10-10zM42 131c-3 13-13 24-24 24-2 0-4 0-7-1 6-2 7-7 7-10 0-4-4-7-7-7-6 0-11 6-11 11 0 7 7 12 18 12s33-7 38-29c6-22 12-44 18-66 0-3 0-4 0-7 0-10-9-17-20-17-20 0-32 26-32 28s3 2 4 2c2 0 2 0 3-3 5-11 14-22 25-22 5 0 6 3 6 9 0 2 0 4-1 6-5 23-11 47-17 70z">
                  <text:p/>
                </draw:path>
                <draw:path draw:style-name="gr2" draw:text-style-name="P2" draw:layer="layout" svg:width="0.196cm" svg:height="0.125cm" svg:x="12.57cm" svg:y="5.726cm" svg:viewBox="0 0 197 126" svg:d="M175 15c1-7 1-8 15-8 5 0 7 0 7-4 0-3-2-3-6-3-8 0-17 0-25 0-5 0-5 0-8 4-24 35-48 70-72 105-6-35-12-70-18-104 0-5 0-5-6-5-9 0-18 0-27 0-3 0-6 0-6 4 0 3 3 3 7 3 2 0 3 0 7 0 4 1 4 1 4 3-1 1 0 1-1 4-8 30-16 61-23 92-2 7-5 13-19 13-2 0-4 0-4 4 0 1 0 3 2 3 6 0 14-1 20-1 4 0 15 1 19 1 1 0 4 0 4-4 0-3-2-3-4-3-12 0-12-5-12-7 0-1 0-2 1-5 8-33 16-65 24-98h1c6 37 13 75 19 112 1 4 1 5 4 5 2 0 4-2 5-4 26-39 52-77 78-115-8 35-17 70-26 105-1 6-2 7-16 7-3 0-6 0-6 4 0 1 0 3 3 3s8-1 12-1c3 0 8 0 12 0s18 1 23 1c1 0 4 0 4-4 0-3-3-3-6-3s-4 0-7 0c-5 0-5-1-5-3 0-1 1-3 1-4 8-32 17-65 25-97z">
                  <text:p/>
                </draw:path>
                <draw:path draw:style-name="gr2" draw:text-style-name="P2" draw:layer="layout" svg:width="0.01cm" svg:height="0.262cm" svg:x="12.822cm" svg:y="5.615cm" svg:viewBox="0 0 11 263" svg:d="M11 9c0-4 0-9-6-9-5 0-5 5-5 9 0 82 0 163 0 245 0 5 0 9 5 9 6 0 6-4 6-9 0-82 0-163 0-245z">
                  <text:p/>
                </draw:path>
                <draw:path draw:style-name="gr2" draw:text-style-name="P2" draw:layer="layout" svg:width="0.069cm" svg:height="0.04cm" svg:x="12.964cm" svg:y="5.563cm" svg:viewBox="0 0 70 41" svg:d="M35 0c-11 12-23 24-35 35 2 2 3 4 5 6 10-9 20-18 30-27 10 9 20 18 30 27 2-2 3-4 5-6-12-11-23-23-35-35z">
                  <text:p/>
                </draw:path>
                <draw:path draw:style-name="gr2" draw:text-style-name="P2" draw:layer="layout" svg:width="0.221cm" svg:height="0.179cm" svg:x="12.875cm" svg:y="5.632cm" svg:viewBox="0 0 222 180" svg:d="M191 20c2-9 3-12 22-12 7 0 9 0 9-5 0-3-3-3-3-3-8 0-27 1-34 1-9 0-27-1-35-1-2 0-4 0-4 5 0 3 2 3 6 3 1 0 6 0 11 1 4 1 7 1 7 4 0 1 0 2-1 5-5 22-11 43-16 65-27 0-53 0-80 0 5-21 10-42 15-63 2-9 4-12 22-12 7 0 9 0 9-5 0-3-3-3-3-3-8 0-27 1-34 1-8 0-26-1-34-1-2 0-5 0-5 5 0 3 2 3 7 3 4 1 6 0 10 1 5 1 8 1 8 4 0 1-1 2-2 5-12 47-23 95-35 142-2 10-3 12-24 12-5 0-7 0-7 5 0 3 3 3 4 3 7 0 25-1 33-1 6 0 11 0 17 0 5 0 11 1 17 1 2 0 6 0 6-5 0-3-3-3-8-3-10 0-17 0-17-5 0-1 1-3 1-4 6-24 12-48 18-72 26 0 53 0 80 0-11 43-17 68-18 73-3 8-8 8-24 8-5 0-7 0-7 5 0 3 3 2 4 3 7 0 26-1 34-1 5 0 11 0 16 0 6 0 12 1 17 1 3 0 6 0 6-5 0-3-3-3-8-3-10 0-16 0-16-5 0-1 0-3 0-4 12-48 24-95 36-143z">
                  <text:p/>
                </draw:path>
                <draw:path draw:style-name="gr2" draw:text-style-name="P2" draw:layer="layout" svg:width="0.16cm" svg:height="0.01cm" svg:x="13.186cm" svg:y="5.741cm" svg:viewBox="0 0 161 11" svg:d="M152 11c4 0 9 0 9-6 0-5-5-5-9-5-48 0-95 0-143 0-4 0-9 0-9 5 0 6 5 6 9 6 48 0 95 0 143 0z">
                  <text:p/>
                </draw:path>
                <draw:path draw:style-name="gr2" draw:text-style-name="P2" draw:layer="layout" svg:width="0.069cm" svg:height="0.176cm" svg:x="13.435cm" svg:y="5.638cm" svg:viewBox="0 0 70 177" svg:d="M68 10c0-5-4-10-10-10-8 0-14 7-14 14 0 5 3 9 9 9s15-6 15-13zM47 109c3-8 3-8 6-16 3-5 3-9 3-13 0-12-8-22-21-22-24 0-35 38-35 40 0 3 2 2 3 3 3 0 3 0 5-5 7-25 18-32 27-32 1 0 6 0 6 8 0 5-2 11-3 14-2 6-14 37-18 48-3 7-6 16-6 21 0 13 9 22 21 22 25 0 35-38 35-40 0-3-2-3-3-3-3 0-3 0-5 5-4 16-12 32-26 32-4 0-7-2-7-8 0-7 2-11 8-26 3-10 7-19 10-28z">
                  <text:p/>
                </draw:path>
                <draw:path draw:style-name="gr2" draw:text-style-name="P2" draw:layer="layout" svg:width="0.138cm" svg:height="0.193cm" svg:x="13.608cm" svg:y="5.445cm" svg:viewBox="0 0 139 194" svg:d="M111 99c-2-16-13-31-34-31-15 0-33 5-54 25-22 22-23 47-23 55 0 16 11 46 48 46 63 0 91-88 91-126 0-42-25-68-57-68-38 0-50 35-50 42 0 3 1 9 9 9 9 0 15-8 15-14 0-9-9-9-13-9 12-20 31-21 38-21 20 0 38 13 38 47 0 11-2 24-7 45zM49 187c-29 0-29-27-29-29 0-8 7-45 18-60 10-15 23-24 39-24 29 0 30 30 30 35 0 19-17 78-58 78z">
                  <text:p/>
                </draw:path>
                <draw:path draw:style-name="gr2" draw:text-style-name="P2" draw:layer="layout" svg:width="0.249cm" svg:height="0.01cm" svg:x="13.55cm" svg:y="5.741cm" svg:viewBox="0 0 250 11" svg:d="M0 0c83 0 167 0 250 0 0 4 0 7 0 11-83 0-167 0-250 0 0-4 0-7 0-11z">
                  <text:p/>
                </draw:path>
                <draw:path draw:style-name="gr2" draw:text-style-name="P2" draw:layer="layout" svg:width="0.138cm" svg:height="0.193cm" svg:x="13.56cm" svg:y="5.805cm" svg:viewBox="0 0 139 194" svg:d="M112 99c-3-16-14-31-34-31-16 0-33 4-54 25-22 22-24 46-24 54 0 17 12 47 49 47 63 0 90-88 90-126 0-42-25-68-57-68-38 0-50 34-50 41 0 4 2 9 9 9 9 0 15-7 15-13 0-10-8-10-12-10 11-19 30-21 37-21 20 0 38 14 38 48 0 11-1 23-7 45zM50 187c-30 0-30-27-30-30 0-7 7-44 18-60 11-15 24-23 40-23 29 0 29 30 29 35 0 19-17 78-57 78z">
                  <text:p/>
                </draw:path>
                <draw:path draw:style-name="gr2" draw:text-style-name="P2" draw:layer="layout" svg:width="0.08cm" svg:height="0.167cm" svg:x="13.711cm" svg:y="5.828cm" svg:viewBox="0 0 81 168" svg:d="M49 60c8 0 16 0 25 0 5 0 7 0 7-6 0-2-2-2-7-2-8 0-16 0-24 0 10-38 12-43 12-44 0-5-3-8-8-8-1 0-8 0-10 10-4 14-7 28-11 42-8 0-16 0-25 0-5 0-8 0-8 4s2 4 8 4c7 0 15 0 23 0-19 74-20 79-20 84 0 14 10 24 24 24 27 0 42-38 42-40 0-3-2-3-3-3-3 0-3 0-4 3-11 28-26 34-35 34-5 0-7-3-7-12 0-6 0-8 1-13 7-25 13-51 20-77z">
                  <text:p/>
                </draw:path>
                <draw:path draw:style-name="gr2" draw:text-style-name="P2" draw:layer="layout" svg:width="0.046cm" svg:height="0.094cm" svg:x="13.84cm" svg:y="5.413cm" svg:viewBox="0 0 47 95" svg:d="M45 16c2-3 2-5 2-5 0-6-6-11-12-11s-9 6-9 9c-9 27-17 53-25 80 0 1-1 2-1 3 0 2 6 3 8 3 0 0 1 0 2-3 12-25 23-51 35-76z">
                  <text:p/>
                </draw:path>
                <draw:path draw:style-name="gr2" draw:text-style-name="P2" draw:layer="layout" svg:width="0.01cm" svg:height="0.262cm" svg:x="13.937cm" svg:y="5.615cm" svg:viewBox="0 0 11 263" svg:d="M11 9c0-4 0-9-6-9-5 0-5 5-5 9 0 82 0 163 0 245 0 5 0 9 5 9 6 0 6-4 6-9 0-82 0-163 0-245z">
                  <text:p/>
                </draw:path>
                <draw:path draw:style-name="gr2" draw:text-style-name="P2" draw:layer="layout" svg:width="0.174cm" svg:height="0.179cm" svg:x="13.994cm" svg:y="5.632cm" svg:viewBox="0 0 175 180" svg:d="M98 21c0-9 0-13 24-13 3 0 6 0 9 0 0-2 0-5 0-8-9 1-34 1-45 1s-35 0-45-1c0 3 0 6 0 8 3 0 6 0 9 0 25 0 25 4 25 13 0 39 0 78 0 117-34-9-35-49-35-67-1-32-12-36-24-36-3 0-7 0-10 0-4 0-6 0-6 2 0 1 1 3 2 3 9 1 15 5 15 36 0 6 1 27 14 44 10 14 27 23 44 25 0 5 0 9 0 14 0 9 0 13-25 13-3 0-6 0-9 0 0 3 0 5 0 8 10-1 34-1 45-1s36 0 45 1c0-3 0-5 0-8-3 0-6 0-9 0-24 0-24-3-24-13 0-5 0-9 0-14 18-2 34-11 45-24 13-19 14-40 14-51 0-5 0-28 14-30 2 0 4 0 4-3 0-2-2-2-7-2-3 0-6 0-10 0-10 0-23 1-24 39 0 30-8 57-36 64 0-39 0-78 0-117z">
                  <text:p/>
                </draw:path>
                <draw:path draw:style-name="gr2" draw:text-style-name="P2" draw:layer="layout" svg:width="0.086cm" svg:height="0.125cm" svg:x="14.196cm" svg:y="5.726cm" svg:viewBox="0 0 87 126" svg:d="M64 14c2-6 2-7 16-7 5 0 7 0 7-4 0-2-1-3-3-3-4 0-9 1-13 1-3 0-8 0-12 0s-8 0-12 0c-5 0-9-1-13-1-2 0-5 0-5 4 0 3 3 3 7 3 2 0 4 0 7 0 4 1 5 1 5 3 0 1-1 2-1 4-8 32-16 65-24 97-2 6-3 8-16 8-5 0-7 0-7 4 0 1 0 3 2 3 6 0 20-1 26-1 4 0 8 0 13 0 3 0 8 1 12 1 1 0 4 0 4-4 0-3-2-3-6-3-1 0-4 0-8 0s-4-1-4-3c0 0 0-1 1-4 8-33 16-65 24-98z">
                  <text:p/>
                </draw:path>
                <draw:path draw:style-name="gr2" draw:text-style-name="P2" draw:layer="layout" svg:width="0.08cm" svg:height="0.159cm" svg:x="14.292cm" svg:y="5.73cm" svg:viewBox="0 0 81 160" svg:d="M81 7c0-3-2-7-7-7-6 0-10 5-10 10 0 3 2 7 7 7s10-5 10-10zM42 131c-3 13-13 24-23 24-3 0-5 0-7-1 5-2 6-7 6-10 0-4-4-7-7-7-6 0-11 6-11 11 0 7 8 12 19 12s32-7 38-29 11-44 17-66c0-3 0-4 0-7 0-10-8-17-19-17-20 0-32 26-32 28s2 2 3 2c2 0 2 0 3-3 5-11 15-22 25-22 5 0 7 3 7 9 0 2-1 4-1 6-6 23-12 47-18 70z">
                  <text:p/>
                </draw:path>
                <draw:path draw:style-name="gr2" draw:text-style-name="P2" draw:layer="layout" svg:width="0.196cm" svg:height="0.125cm" svg:x="14.404cm" svg:y="5.726cm" svg:viewBox="0 0 197 126" svg:d="M175 15c1-7 2-8 16-8 4 0 6 0 6-4 0-3-2-3-5-3-9 0-17 0-25 0-6 0-6 0-9 4-23 35-47 70-71 105-6-35-12-70-18-104-1-5-1-5-7-5-8 0-17 0-26 0-4 0-6 0-6 4 0 3 2 3 6 3 3 0 4 0 7 0 4 1 4 1 4 3 0 1 0 1 0 4-8 30-16 61-24 92-1 7-4 13-19 13-2 0-4 0-4 4 0 1 0 3 3 3 5 0 14-1 19-1 4 0 16 1 20 1 1 0 3 0 3-4 0-3-2-3-4-3-12 0-12-5-12-7 0-1 0-2 1-5 8-33 17-65 25-98 7 37 13 75 20 112 0 4 1 5 3 5 3 0 5-2 6-4 26-39 52-77 77-115-8 35-17 70-26 105-1 6-1 7-16 7-3 0-6 0-6 4 0 1 0 3 3 3 4 0 9-1 12-1 4 0 8 0 12 0 5 0 18 1 23 1 1 0 4 0 4-4 0-3-2-3-6-3 0 0-3 0-7 0s-4-1-4-3c0-1 0-3 1-4 8-32 16-65 24-97z">
                  <text:p/>
                </draw:path>
                <draw:path draw:style-name="gr2" draw:text-style-name="P2" draw:layer="layout" svg:width="0.058cm" svg:height="0.262cm" svg:x="14.639cm" svg:y="5.615cm" svg:viewBox="0 0 59 263" svg:d="M58 136c1-3 1-4 1-5l-1-4c-16-40-31-81-47-121-1-4-3-6-6-6s-5 2-5 5c0 1 0 1 2 4 15 41 31 82 46 122-15 41-31 82-46 123-2 2-2 3-2 4 0 3 2 5 5 5 4 0 5-3 6-5 16-41 31-81 47-122z">
                  <text:p/>
                </draw:path>
                <draw:path draw:style-name="gr2" draw:text-style-name="P2" draw:layer="layout" svg:width="0.124cm" svg:height="0.185cm" svg:x="14.738cm" svg:y="5.629cm" svg:viewBox="0 0 125 186" svg:d="M125 3c-1-1 0-3-3-3-4 0-29 3-33 3-3 1-4 2-4 5s2 3 6 3c13 0 13 3 13 5s0 3 0 5c-6 21-11 42-16 62-5-9-13-16-25-16-31 0-63 38-63 77 0 25 14 42 35 42 5 0 18-1 34-19 2 10 11 19 24 19 9 0 15-6 20-14 4-10 7-26 7-26 0-3-2-3-3-3-2 0-3 1-4 5-4 17-9 32-19 32-8 0-8-7-8-12 0-6 0-8 1-13 13-50 26-101 38-152zM71 152c-2 5-2 5-6 9-12 15-22 19-30 19-13 0-16-14-16-25 0-12 8-45 14-57 8-15 20-25 31-25 16 0 20 20 20 22s0 4-1 5c-4 17-8 34-12 52z">
                  <text:p/>
                </draw:path>
                <draw:path draw:style-name="gr2" draw:text-style-name="P2" draw:layer="layout" svg:width="0.08cm" svg:height="0.167cm" svg:x="14.87cm" svg:y="5.647cm" svg:viewBox="0 0 81 168" svg:d="M49 60c8 0 16 0 25 0 5 0 7 0 7-5 0-3-2-3-7-3-7 0-15 0-23 0 9-38 11-43 11-44 0-5-3-8-8-8-1 0-8 1-10 10-4 14-7 28-11 42-8 0-16 0-25 0-5 0-8 0-8 4s2 4 8 4c7 0 15 0 23 0-19 74-20 79-20 84 0 14 10 24 24 24 27 0 42-38 42-40 0-3-2-3-3-3-3 0-3 0-4 3-11 28-25 34-34 34-6 0-8-3-8-12 0-6 0-8 1-13 7-25 13-51 20-77z">
                  <text:p/>
                </draw:path>
                <draw:path draw:style-name="gr2" draw:text-style-name="P2" draw:layer="layout" svg:width="0.046cm" svg:height="0.094cm" svg:x="14.969cm" svg:y="5.6cm" svg:viewBox="0 0 47 95" svg:d="M45 16c2-3 2-5 2-6 0-5-6-10-12-10s-9 5-9 8c-9 27-17 54-25 81 0 1-1 2-1 3 0 2 6 3 8 3 0 0 1 0 2-3 12-25 23-51 35-76z">
                  <text:p/>
                </draw:path>
                <draw:path draw:style-name="gr2" draw:text-style-name="P2" draw:layer="layout" svg:width="0.175cm" svg:height="0.061cm" svg:x="15.122cm" svg:y="5.715cm" svg:viewBox="0 0 176 62" svg:d="M167 11c3 0 9 0 9-6 0-5-6-5-9-5-53 0-105 0-158 0-4 0-9 0-9 5 0 6 5 6 9 6 53 0 105 0 158 0zM167 62c3 0 9 0 9-6 0-5-6-5-9-5-53 0-105 0-158 0-4 0-9 0-9 5 0 6 5 6 9 6 53 0 105 0 158 0z">
                  <text:p/>
                </draw:path>
                <draw:path draw:style-name="gr2" draw:text-style-name="P2" draw:layer="layout" svg:width="0.11cm" svg:height="0.181cm" svg:x="15.396cm" svg:y="5.636cm" svg:viewBox="0 0 111 182" svg:d="M111 92c0-21-1-42-10-62-12-25-34-30-45-30-16 0-36 7-46 32-8 18-10 39-10 60 0 19 1 43 12 63 11 21 31 27 44 27 14 0 34-6 45-31 9-18 10-39 10-59zM56 176c-11 0-27-7-31-32-3-16-3-40-3-56 0-17 0-34 2-48 5-32 25-34 32-34 8 0 26 5 30 31 3 15 3 34 3 51 0 20 0 38-3 55-3 25-18 33-30 33z">
                  <text:p/>
                </draw:path>
              </draw:g>
            </draw:g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5-19T07:48:21.670992200</meta:creation-date>
    <dc:date>2022-05-19T07:56:37.601901568</dc:date>
    <meta:editing-duration>PT8M16S</meta:editing-duration>
    <meta:editing-cycles>1</meta:editing-cycles>
    <meta:generator>LibreOffice/7.3.2.2$MacOSX_AARCH64 LibreOffice_project/49f2b1bff42cfccbd8f788c8dc32c1c309559be0</meta:generator>
    <meta:document-statistic meta:object-count="59"/>
  </office:meta>
</office:document-meta>
</file>